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officeooo:rsid="002d202a" officeooo:paragraph-rsid="002d202a"/>
    </style:style>
    <style:style style:name="P4" style:family="paragraph" style:parent-style-name="Heading_20_2">
      <style:text-properties style:font-name-complex="Awami Nastaliq Alpha2"/>
    </style:style>
    <style:style style:name="P5" style:family="paragraph" style:parent-style-name="Heading_20_2">
      <style:text-properties style:font-name-complex="Awami Nastaliq Beta1"/>
    </style:style>
    <style:style style:name="P6" style:family="paragraph" style:parent-style-name="Heading_20_2">
      <style:paragraph-properties fo:break-before="page"/>
    </style:style>
    <style:style style:name="P7" style:family="paragraph" style:parent-style-name="Aran">
      <style:paragraph-properties fo:line-height="100%" style:writing-mode="lr-tb"/>
      <style:text-properties style:font-name="Awami Nastaliq Beta1" fo:font-size="18pt" officeooo:paragraph-rsid="0017917b" style:font-size-asian="18pt" style:font-size-complex="18pt"/>
    </style:style>
    <style:style style:name="P8" style:family="paragraph" style:parent-style-name="Aran">
      <style:paragraph-properties fo:text-align="start" style:justify-single-word="false" style:writing-mode="lr-tb"/>
      <style:text-properties style:font-name="Awami Nastaliq Beta1" officeooo:paragraph-rsid="00300702"/>
    </style:style>
    <style:style style:name="P9" style:family="paragraph" style:parent-style-name="Aran">
      <style:text-properties style:font-name="Awami Nastaliq Beta1"/>
    </style:style>
    <style:style style:name="P10" style:family="paragraph" style:parent-style-name="Aran">
      <style:text-properties style:font-name="Awami Nastaliq Beta1" fo:font-size="18pt" officeooo:paragraph-rsid="001b7fce" fo:background-color="transparent" style:font-size-asian="18pt" style:font-size-complex="18pt"/>
    </style:style>
    <style:style style:name="P11" style:family="paragraph" style:parent-style-name="Aran">
      <style:text-properties style:font-name="Awami Nastaliq Beta1" officeooo:paragraph-rsid="00197b4e" fo:background-color="transparent"/>
    </style:style>
    <style:style style:name="P12" style:family="paragraph" style:parent-style-name="Aran">
      <style:text-properties fo:color="#000080" style:font-name="Awami Nastaliq Beta1" fo:background-color="#ffff99"/>
    </style:style>
    <style:style style:name="P13" style:family="paragraph" style:parent-style-name="Aran">
      <style:paragraph-properties fo:text-align="end" style:justify-single-word="false" style:writing-mode="rl-tb"/>
      <style:text-properties style:font-name="Awami Nastaliq Alpha1Plus" fo:language="en" fo:country="GB" style:font-name-complex="Awami Nastaliq Beta1" style:language-complex="ur" style:country-complex="IN"/>
    </style:style>
    <style:style style:name="P14" style:family="paragraph" style:parent-style-name="Aran">
      <style:paragraph-properties fo:text-align="end" style:justify-single-word="false" style:writing-mode="rl-tb"/>
      <style:text-properties style:font-name="Awami Nastaliq Alpha1Plus" style:font-name-complex="Awami Nastaliq Beta1"/>
    </style:style>
    <style:style style:name="P15" style:family="paragraph" style:parent-style-name="Aran">
      <style:paragraph-properties fo:text-align="end" style:justify-single-word="false" style:writing-mode="rl-tb"/>
      <style:text-properties fo:font-size="18pt" officeooo:paragraph-rsid="0035ef60" style:font-size-asian="18pt" style:font-name-complex="Awami Nastaliq Beta1" style:font-size-complex="18pt"/>
    </style:style>
    <style:style style:name="P16" style:family="paragraph" style:parent-style-name="Aran">
      <style:paragraph-properties fo:text-align="end" style:justify-single-word="false" style:writing-mode="rl-tb"/>
      <style:text-properties fo:font-size="18pt" fo:background-color="transparent" style:font-size-asian="18pt" style:font-name-complex="Awami Nastaliq Beta1" style:font-size-complex="18pt"/>
    </style:style>
    <style:style style:name="P17"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1" style:font-size-complex="18pt"/>
    </style:style>
    <style:style style:name="P18" style:family="paragraph" style:parent-style-name="Aran">
      <style:paragraph-properties fo:text-align="end" style:justify-single-word="false" style:writing-mode="rl-tb"/>
      <style:text-properties style:font-name="Awami Nastaliq Alpha1Plus" fo:font-size="18pt" officeooo:paragraph-rsid="003f0ee9" style:font-size-asian="18pt" style:font-name-complex="Awami Nastaliq Beta1" style:font-size-complex="18pt"/>
    </style:style>
    <style:style style:name="P19"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Beta1" style:font-size-complex="18pt"/>
    </style:style>
    <style:style style:name="P20" style:family="paragraph" style:parent-style-name="Aran">
      <style:paragraph-properties fo:text-align="end" style:justify-single-word="false" style:writing-mode="rl-tb"/>
      <style:text-properties style:font-name="Awami Nastaliq Alpha1Plus" fo:font-size="18pt" officeooo:paragraph-rsid="0041be78" style:font-size-asian="18pt" style:font-name-complex="Awami Nastaliq Beta1" style:font-size-complex="18pt"/>
    </style:style>
    <style:style style:name="P21" style:family="paragraph" style:parent-style-name="Aran">
      <style:paragraph-properties fo:text-align="end" style:justify-single-word="false" style:writing-mode="rl-tb"/>
      <style:text-properties style:font-name="Awami Nastaliq Alpha1Plus" fo:font-size="18pt" officeooo:rsid="00259889" officeooo:paragraph-rsid="003f949f" fo:background-color="#ffffff" style:font-size-asian="18pt" style:font-name-complex="Awami Nastaliq Beta1" style:font-size-complex="18pt"/>
    </style:style>
    <style:style style:name="P22" style:family="paragraph" style:parent-style-name="Aran">
      <style:paragraph-properties fo:text-align="end" style:justify-single-word="false" style:writing-mode="rl-tb"/>
      <style:text-properties fo:font-size="18pt" officeooo:paragraph-rsid="00428fb3" style:font-size-asian="18pt" style:font-name-complex="Awami Nastaliq Beta1" style:font-size-complex="18pt"/>
    </style:style>
    <style:style style:name="T1" style:family="text">
      <style:text-properties officeooo:rsid="003c3fea"/>
    </style:style>
    <style:style style:name="T2" style:family="text">
      <style:text-properties officeooo:rsid="001903f8"/>
    </style:style>
    <style:style style:name="T3" style:family="text">
      <style:text-properties officeooo:rsid="00197b4e"/>
    </style:style>
    <style:style style:name="T4" style:family="text">
      <style:text-properties officeooo:rsid="0021a30d"/>
    </style:style>
    <style:style style:name="T5" style:family="text">
      <style:text-properties officeooo:rsid="002712bd"/>
    </style:style>
    <style:style style:name="T6" style:family="text">
      <style:text-properties fo:background-color="transparent" loext:char-shading-value="0"/>
    </style:style>
    <style:style style:name="T7" style:family="text">
      <style:text-properties officeooo:rsid="002ee42b"/>
    </style:style>
    <style:style style:name="T8" style:family="text">
      <style:text-properties officeooo:rsid="00317070"/>
    </style:style>
    <style:style style:name="T9" style:family="text">
      <style:text-properties fo:background-color="#ffffff" loext:char-shading-value="0"/>
    </style:style>
    <style:style style:name="T10" style:family="text">
      <style:text-properties officeooo:rsid="00259889" fo:background-color="#ffffff" loext:char-shading-value="0"/>
    </style:style>
    <style:style style:name="T11" style:family="text">
      <style:text-properties officeooo:rsid="003f0ee9" fo:background-color="#ffffff" loext:char-shading-value="0"/>
    </style:style>
    <style:style style:name="T12" style:family="text">
      <style:text-properties officeooo:rsid="0040e439" fo:background-color="#ffffff" loext:char-shading-value="0"/>
    </style:style>
    <style:style style:name="T13" style:family="text">
      <style:text-properties officeooo:rsid="0040f406" fo:background-color="#ffffff" loext:char-shading-value="0"/>
    </style:style>
    <style:style style:name="T14" style:family="text">
      <style:text-properties officeooo:rsid="0041be78" fo:background-color="#ffffff" loext:char-shading-value="0"/>
    </style:style>
    <style:style style:name="T15" style:family="text">
      <style:text-properties officeooo:rsid="00428fb3" fo:background-color="#ffffff" loext:char-shading-value="0"/>
    </style:style>
    <style:style style:name="T16" style:family="text">
      <style:text-properties style:font-name="Awami Nastaliq Alpha1Plus" officeooo:rsid="00317070"/>
    </style:style>
    <style:style style:name="T17" style:family="text">
      <style:text-properties officeooo:rsid="0037bfdf"/>
    </style:style>
    <style:style style:name="T18" style:family="text">
      <style:text-properties officeooo:rsid="003e67ac"/>
    </style:style>
    <style:style style:name="T19" style:family="text">
      <style:text-properties officeooo:rsid="003f949f"/>
    </style:style>
    <style:style style:name="T20" style:family="text">
      <style:text-properties officeooo:rsid="0040e439"/>
    </style:style>
    <style:style style:name="T21" style:family="text">
      <style:text-properties officeooo:rsid="004266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wami Type Sample</text:p>
      <text:p text:style-name="Text_20_body">The font is intended to support all of the characters listed in this document. In some cases the character design is still being worked on. In some cases it is not yet in the font. <text:span text:style-name="T7">M</text:span>issing characters will be highlighted and displayed in the Scheherazade font.</text:p>
      <text:p text:style-name="P3">Character Set</text:p>
      <text:p text:style-name="Heading_20_3">Basic Latin</text:p>
      <text:p text:style-name="P7">! " # $ % &amp; ' ( ) * + , - . / 0 1 2 3 4 5 6 7 8 9 : ; &lt; = &gt; ? @ A B C D E F G H I J K L M N O P Q R S T U V W X Y Z [ \ ] ^ _ ` a b c d e f g h i j k l m n o p q r s t u v w x y z { | } ~</text:p>
      <text:p text:style-name="Heading_20_3">Latin-1 Supplement</text:p>
      <text:p text:style-name="P9">¡ ¢ £ ¤ ¥ ¦ § ¨ © ª « ¬ ­ ® ¯ ° ± ² ³ ´ µ ¶ · ¸ ¹ º » ¼ ½ ¾ ¿ À Á Â Ã Ä Å Æ Ç È É Ê Ë Ì Í Î Ï Ñ Ò Ó Ô Õ Ö × Ø Ù Ú Û Ü Ý Þ ß à á â ã ä å æ ç è é ê ë ì í î ï ñ ò ó ô õ ö ÷ ø ù ú û ü ý þ ÿ </text:p>
      <text:p text:style-name="Heading_20_3">Latin Extended-A</text:p>
      <text:p text:style-name="P9">ı Œ œ Š š Ÿ Ž ž</text:p>
      <text:p text:style-name="Heading_20_3">Latin Extended-B</text:p>
      <text:p text:style-name="P12">ƒ <text:span text:style-name="T2">(design needs work)</text:span></text:p>
      <text:p text:style-name="Heading_20_3"><text:soft-page-break/>Spacing Modifier Letters</text:p>
      <text:p text:style-name="P11">ˆ ˇ <text:span text:style-name="T3">ˉ</text:span> ː ˘ ˙ ˚ ˛ ˜ <text:s/></text:p>
      <text:p text:style-name="Heading_20_3">Combining Diacritical Marks</text:p>
      <text:p text:style-name="P8">◌̧◌̀ ◌́ ◌̂ ◌̃ ◌̈ ◌̊ ◌̌ ◌̧</text:p>
      <text:p text:style-name="Heading_20_3">General Punctuation</text:p>
      <text:p text:style-name="P10">‐ ‑ ‒ – — ― ‘ ’ ‚ “ ” „ † ‡ • ‥… ‰ ‹ › ⁄ </text:p>
      <text:p text:style-name="Heading_20_3">Superscripts and Subscripts</text:p>
      <text:p text:style-name="P9">⁴</text:p>
      <text:p text:style-name="Heading_20_3">Currency Symbols</text:p>
      <text:p text:style-name="P9">€</text:p>
      <text:p text:style-name="Heading_20_3">Letterlike Symbols &amp; Geometric Shapes</text:p>
      <text:p text:style-name="P9">™ ◌</text:p>
      <text:p text:style-name="Heading_20_3"><text:soft-page-break/>Arabic </text:p>
      <text:p text:style-name="P18"><text:span text:style-name="T11">؀؁؂؃،؍؎؏◌ؐ◌ؑ◌ؒ◌ؓ◌ؔ◌ؕ؛؟</text:span><text:span text:style-name="T9">ؠ ء آ أ ؤ إ ئ ا ب ة ت ث ج ح خ د ذ رس </text:span>ش ص ض ط ظ ع غ ف ق ك ل<text:span text:style-name="T9"> م ن ه و ي</text:span></text:p>
      <text:p text:style-name="P21">◌ً ◌ٌ ◌ٍ ◌َ ◌ُ ◌ِ ◌ّ ◌ْ ◌ٓ ◌ٔ ◌ٕ<text:span text:style-name="T19">◌ٖ</text:span> ◌ٗ ◌٘ ◌ٚ ◌ٛ ◌ٞ ◌ٟ</text:p>
      <text:p text:style-name="P19"><text:s/></text:p>
      <text:p text:style-name="P20"><text:span text:style-name="T19">٠١٢٣٤٥٦٧٨٩٪٫٬٭ <text:s/>◌ٰ</text:span> <text:s/>ٲ ٳ <text:span text:style-name="T20">ٴ</text:span> <text:span text:style-name="T9">ٵ ٹ ٺ ٻ ټ ٽ پ ځ ڃ ڄ څ چ ڇ ڈ ډ ڊ ڋ ڐ ڑ ړ ڔ</text:span><text:span text:style-name="T12">ږ</text:span><text:span text:style-name="T9"> ڗ ژ ڙ ښ </text:span><text:span text:style-name="T12">ڜ </text:span><text:span text:style-name="T13">ڥ</text:span><text:span text:style-name="T9"> ک ګ گ ڱ ڳ </text:span><text:span text:style-name="T13">ڵ</text:span><text:span text:style-name="T9"> ڹ ں ڻ ڼ ھ </text:span><text:span text:style-name="T14">ۀ</text:span><text:span text:style-name="T9"> ہ ۂ ۃ ۄ ۅ ۆ ۇ ی</text:span> <text:span text:style-name="T9">ۍ ې ے </text:span><text:span text:style-name="T10">ۓ ۔ </text:span><text:span text:style-name="T14">ە</text:span><text:span text:style-name="T10"> ◌ۜ</text:span><text:span text:style-name="T9"> ۝ ۰ ۱ ۲ ۳ ۴ ۵ ۶ ۷ ۸ ۹ </text:span><text:span text:style-name="T14">ۻ</text:span></text:p>
      <text:p text:style-name="Heading_20_3">Arabic Supplement</text:p>
      <text:p text:style-name="P22">ݙ <text:span text:style-name="T21">ݜ</text:span> ݨ <text:span text:style-name="T9">ݩ ݪ ݫ ݬ </text:span><text:span text:style-name="T15">ݭ </text:span><text:span text:style-name="T9">ݮ ݯ ݰ ݱ </text:span></text:p>
      <text:p text:style-name="Heading_20_3">Arabic Extended-A</text:p>
      <text:p text:style-name="P17">◌ࣿ</text:p>
      <text:p text:style-name="Heading_20_3">Arabic Presentation Forms</text:p>
      <text:p text:style-name="P16">﴾ ﴿ﷲ ﻻ </text:p>
      <text:p text:style-name="P2"/>
      <text:p text:style-name="Heading_20_2"><text:soft-page-break/>Arabic Shaping (some basic shapes):</text:p>
      <text:p text:style-name="P15">ب ببب ج ججج س سسس <text:s/><text:span text:style-name="T8">ض ضضض ظ ظظظ غ غغغ <text:s/>ف ففف ق ققق ك ككك <text:s/>ل للل م ممم ن ننن ي ييي ڋ بڋ ږ بږ <text:s text:c="2"/></text:span><text:span text:style-name="T16">ھ <text:s/>ھھھ</text:span></text:p>
      <text:p text:style-name="P4"/>
      <text:p text:style-name="P6">Awami Running Text</text:p>
      <text:p text:style-name="Heading_20_3"><text:span text:style-name="T17">One paragraph from Urdu </text:span>UDHR</text:p>
      <text:p text:style-name="P13">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5"/>
      <text:p text:style-name="P6"><text:span text:style-name="T17">Three paragraphs from S</text:span>araiki UDHR</text:p>
      <text:p text:style-name="P14">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14">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14">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Alpha1Plus" fo:font-family="'Awami Nastaliq Alpha1Plus'" style:font-pitch="variable" fo:font-size="18pt" style:font-size-asian="22pt" style:font-size-complex="22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Liberation Sans" fo:font-size="10pt" officeooo:rsid="002ee42b" officeooo:paragraph-rsid="002ee42b" style:font-size-asian="10pt" style:font-size-complex="10pt"/>
    </style:style>
    <style:style style:name="MT1" style:family="text">
      <style:text-properties officeooo:rsid="003c3fea"/>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text:span text:style-name="MT1">Beta1</text:span> LibreOffice 5.2alpha<text:span text:style-name="MT1">1</text:span>)<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6-07-29T13:04:42.131000000</dc:date>
    <meta:editing-duration>PT3H32M59S</meta:editing-duration>
    <meta:editing-cycles>48</meta:editing-cycles>
    <meta:generator>LibreOfficeDev/5.2.0.0.alpha1$Windows_X86_64 LibreOffice_project/902b28a39528b6c92602e9b521a1d0861be1caf9</meta:generator>
    <meta:document-statistic meta:table-count="0" meta:image-count="0" meta:object-count="0" meta:page-count="6" meta:paragraph-count="44" meta:word-count="763" meta:character-count="2748" meta:non-whitespace-character-count="2005"/>
  </office:meta>
</office:document-meta>
</file>